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b9d6a" officeooo:paragraph-rsid="000b9d6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normal" officeooo:rsid="000b9d6a" officeooo:paragraph-rsid="000b9d6a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officeooo:rsid="000b9d6a" officeooo:paragraph-rsid="000d523a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0pt" fo:font-weight="normal" officeooo:rsid="000b9d6a" officeooo:paragraph-rsid="000b9d6a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pt" fo:font-weight="normal" officeooo:rsid="000fda9e" officeooo:paragraph-rsid="000fda9e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0pt" fo:font-weight="normal" officeooo:rsid="000fda9e" officeooo:paragraph-rsid="000fda9e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0pt" fo:font-weight="bold" officeooo:rsid="000fda9e" officeooo:paragraph-rsid="000fda9e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0pt" fo:font-weight="bold" officeooo:rsid="0011d11a" officeooo:paragraph-rsid="0011d11a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4pt" fo:font-weight="bold" officeooo:rsid="000b9d6a" officeooo:paragraph-rsid="000b9d6a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0b9d6a" officeooo:paragraph-rsid="000d045b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justify" style:justify-single-word="false" fo:break-before="column"/>
      <style:text-properties fo:font-size="10pt" fo:font-weight="normal" officeooo:rsid="000b9d6a" officeooo:paragraph-rsid="000b9d6a" style:font-size-asian="10pt" style:font-weight-asian="normal" style:font-size-complex="10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Frame1" text:anchor-type="paragraph" svg:x="-0.0366in" svg:y="-0.0917in" svg:width="6.7953in" draw:z-index="1"><draw:text-box fo:min-height="1.2429in"><text:p text:style-name="P10">Rancang Bangun Robot Vision Untuk Object</text:p><text:p text:style-name="P10">Finding Menggunakan Color Tracking pada</text:p><text:p text:style-name="P10">perangkat RaspberryPi</text:p></draw:text-box></draw:frame><draw:frame draw:style-name="fr1" draw:name="Frame2" text:anchor-type="paragraph" svg:x="0.9244in" svg:y="1.1772in" svg:width="4.9591in" draw:z-index="0"><draw:text-box fo:min-height="0.822in"><text:p text:style-name="P3">Achmadi, Apriani Kusuma Wardani</text:p><text:p text:style-name="P3">Teknik Fisika, Fakultas Teknologi Industri, Institut Teknologi Sepuluh Nopember (ITS)</text:p><text:p text:style-name="P3">Jl. Arief Rahman Hakim, Surabaya 60111</text:p><text:p text:style-name="P3">Email: <text:a xlink:type="simple" xlink:href="mailto:mekatronik.achmadi@gmail.com">mekatronik.achmadi@gmail.com</text:a> , <text:a xlink:type="simple" xlink:href="mailto:apriani.tf@gmail.com">apriani.tf@gmail.com</text:a></text:p></draw:text-box></draw:frame></text:p>
      <text:p text:style-name="P1"/>
      <text:p text:style-name="P2"/>
      <text:p text:style-name="P2"/>
      <text:p text:style-name="P2"/>
      <text:p text:style-name="P7">Abstrak--Telah dilakukan perancangan, pembangunan, dan pengujian sebuah robot berbasis vision yang mampu menemukan objek. Robot dapat menemukan objek dengan target adalah bola berwarna biru dengan pengaturan rentang Hue adalah 100-130, Saturation 87-183, dan Value 80-182. Dalam rentang ini robot dapat menemukan objek maximal pada jarak maximal 665 cm dan FOV 58 derajat dengan kecepatan roda antara 126-445 rpm. Tingkat pencahayaan akan mempengaruhi nilai saturasi. Untuk warna lain membedakannya cukup dengan nilai Hue yaitu untuk merah pada 0-10, kuning pada 15-35, dan hijau pada 60-90.</text:p>
      <text:p text:style-name="P7"/>
      <text:p text:style-name="P7"><text:s/>Kata Kunci-- Robot Vision,RaspberrPi, HSV, Color Tracking</text:p>
      <text:p text:style-name="P7"/>
      <text:p text:style-name="P8">vision adalah robot yang mampu menggunakan kamera sebagai sumber informasi untuk diolah sesuai kebutuhan. </text:p>
      <text:p text:style-name="P8"><text:s text:c="2"/>Tujuan utama setiap perancangan robot tentu adalah untuk mengganti pekerjaan manusia. </text:p>
      <text:p text:style-name="P8"><text:s text:c="2"/>Kemampuan robot untuk melakukan pekerjaan yang berulang dan berbahaya telah menjadi kebutuhan di setiap lingkungan industri.</text:p>
      <text:p text:style-name="P8"><text:s text:c="2"/>Untuk memenuhi kebutuhan tersebut telah dikembangkan beragam teknologi sensor dan actuator. </text:p>
      <text:p text:style-name="P8"><text:s text:c="2"/>Khusus untuk sensor, telah dikembangkan teknologi yang mirip dengan cara kerja pada indra manusia. </text:p>
      <text:p text:style-name="P8"><text:s text:c="2"/>Salah satu yang banyak dipakai adalah penggunaan kamera sebagai pengganti mata untuk robot.</text:p>
      <text:p text:style-name="P8"><text:s text:c="2"/>Penggunaan kamera sebagai sensor visual telah banyak di terapkan pada bidang robotika.</text:p>
      <text:p text:style-name="P8"><text:s text:c="2"/>RaspberryPi merupakan salah satu jenis SBC (Single Board Computer) dengan spesifikasi processor BCM235 arsitektur arm1176 kategori armhf dan RAM 512. </text:p>
      <text:p text:style-name="P8"><text:s text:c="2"/>Tersedia Operating System yang dapat dijalankan oleh RaspberryPi yaitu Raspbian yang berbasis Linux dan memiliki pustaka pengolahan citra OpenCV di lumbung perangkat lunaknya. </text:p>
      <text:p text:style-name="P8"><text:s text:c="2"/>RaspberryPi dan Operating System Raspbian merupakan proyek opensource yang bersifat gratis.</text:p>
      <text:p text:style-name="P8"><text:s text:c="2"/>Pustaka OpenCV (Open Computer Vision) merupakan pustaka pemrograman berbasis C/C++/Python yang berisi fungsi-fungsi untuk akuisisi dan pengolahan citra.</text:p>
      <text:p text:style-name="P8"><text:s text:c="2"/>Penjejakan warna merupakan salah satu bentuk pengenalan objek yang cukup sederhana. </text:p>
      <text:p text:style-name="P8"><text:s text:c="2"/>Prinsip proses penjejakan warna adalah mensegmentasi gambar sesuai warna kemudian membaca perubahan distribusi pixel hasil segmentasi.</text:p>
      <text:p text:style-name="P8"><text:s text:c="2"/>Mode warna HSV adalah mode warna yang menyatakan warna dalam 3 variabel yaitu Hue, Saturation, dan Value.</text:p>
      <text:p text:style-name="P8"><text:s text:c="2"/>Nilai Hue merepresentasikan nilai jenis warna yang merupakan nilai kombinasi RGB dalam besaran sudut. </text:p>
      <text:p text:style-name="P8"><text:s text:c="2"/>Pada dasarnya nilai Hue dibagi dalam juring lingkaran sehingga jangkauan nilainya adalah 0-360, </text:p>
      <text:p text:style-name="P8"><text:s text:c="2"/>namun karena dalam bahasa pemrograman variabel pemrograman hanya 8bit (0-255) maka jangkauan juring di reduksi menjadi setengah lingkaran (0-179).</text:p>
      <text:p text:style-name="P8"><text:s text:c="2"/>Segmentasi citra adalah proses mengumpulkan pixel-pixel karena kesamaan properti. </text:p>
      <text:p text:style-name="P8"><text:s text:c="2"/>Kesamaan properti dapat berupa nilai intensitas, bentuk tekstur,garis tepi, dll. </text:p>
      <text:p text:style-name="P8"><text:s text:c="2"/>Ada banyak teknik untuk segmentasi citra dengan masing-masing memiliki kompleksitas, kemampuan, dan penggunaannya.</text:p>
      <text:p text:style-name="P8"><text:s text:c="2"/>Proses segmentasi merupakan proses yang penting dalam pengolahan citra.</text:p>
      <text:p text:style-name="P8"><text:s text:c="2"/>Segmentasi digunakan untuk memfilter objek yang tidak dibutuhkan. </text:p>
      <text:p text:style-name="P8"><text:s text:c="2"/>Filter dapat berupa persamaan matematis,logic maupun maupun matrix kernel.</text:p>
      <text:p text:style-name="P6"><text:s/></text:p>
      <text:p text:style-name="P4"/>
      <text:p text:style-name="P11"><text:soft-page-break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1T02:03:40.837740584</meta:creation-date>
    <dc:date>2014-12-31T02:20:44.078759688</dc:date>
    <meta:editing-duration>PT13M46S</meta:editing-duration>
    <meta:editing-cycles>6</meta:editing-cycles>
    <meta:generator>LibreOffice/4.2.3.3$Linux_x86 LibreOffice_project/420m0$Build-3</meta:generator>
    <meta:document-statistic meta:table-count="0" meta:image-count="0" meta:object-count="0" meta:page-count="2" meta:paragraph-count="33" meta:word-count="440" meta:character-count="3414" meta:non-whitespace-character-count="2949"/>
  </office:meta>
</office:document-meta>
</file>